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3763a" officeooo:paragraph-rsid="0003763a"/>
    </style:style>
    <style:style style:name="P2" style:family="paragraph" style:parent-style-name="Heading_20_2">
      <style:text-properties officeooo:rsid="0003763a" officeooo:paragraph-rsid="0003763a"/>
    </style:style>
    <style:style style:name="P3" style:family="paragraph" style:parent-style-name="Text_20_body">
      <style:text-properties officeooo:paragraph-rsid="000376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Fundamentals</text:h>
      <text:p text:style-name="P3"/>
      <text:h text:style-name="P2" text:outline-level="2">1.1. Node</text:h>
      <text:p text:style-name="P3"/>
      <text:h text:style-name="P2" text:outline-level="2">1.2. Link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1T16:10:08.385000000</meta:creation-date>
    <dc:date>2022-12-21T16:33:27.890000000</dc:date>
    <meta:editing-duration>PT23M19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3" meta:word-count="6" meta:character-count="33" meta:non-whitespace-character-count="30"/>
  </office:meta>
</office:document-meta>
</file>